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2146in"/>
    </style:style>
    <style:style style:name="co4" style:family="table-column">
      <style:table-column-properties fo:break-before="auto" style:column-width="1.1016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5256in" fo:break-before="auto" style:use-optimal-row-height="true"/>
    </style:style>
    <style:style style:name="ro3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>
      <style:table-cell-properties fo:background-color="#e6ff00" fo:border="0.0154in double #000000" style:border-line-width="0.0008in 0.0138in 0.0008in"/>
      <style:text-properties style:font-name="Tahoma"/>
    </style:style>
    <style:style style:name="ce2" style:family="table-cell" style:parent-style-name="Default" style:data-style-name="N4">
      <style:table-cell-properties fo:background-color="#ccffff" fo:border="0.0154in double #000000" style:border-line-width="0.0008in 0.0138in 0.0008in"/>
      <style:text-properties style:font-name="Tahoma"/>
    </style:style>
    <style:style style:name="ce3" style:family="table-cell" style:parent-style-name="Default" style:data-style-name="N4">
      <style:table-cell-properties fo:background-color="#ccffff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ffd320" fo:border="0.0154in double #000000" style:border-line-width="0.0008in 0.0138in 0.0008in"/>
      <style:text-properties style:font-name="Tahoma"/>
    </style:style>
    <style:style style:name="ce5" style:family="table-cell" style:parent-style-name="Default" style:data-style-name="N4">
      <style:table-cell-properties fo:background-color="#ffd320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style:font-name="Tahoma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7">
      <style:table-cell-properties fo:background-color="#e6ff0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7">
      <style:table-cell-properties fo:background-color="#e6ff00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 style:data-style-name="N117">
      <style:table-cell-properties fo:background-color="#ccffff"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 style:data-style-name="N117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154in double #000000" style:border-line-width="0.0008in 0.0138in 0.0008in"/>
      <style:paragraph-properties fo:text-align="center" fo:margin-left="0in"/>
      <style:text-properties style:font-name="Tahoma" fo:font-weight="bold" style:font-weight-asian="bold" style:font-weight-complex="bold"/>
    </style:style>
    <style:style style:name="ce13" style:family="table-cell" style:parent-style-name="Default" style:data-style-name="N117">
      <style:table-cell-properties fo:background-color="#ccffff" style:text-align-source="fix" style:repeat-content="false" fo:border="0.0008in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 style:data-style-name="N117">
      <style:table-cell-properties fo:background-color="#ffd320" style:text-align-source="fix" style:repeat-content="false" fo:border="0.0008in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3deb3d"/>
    </style:style>
    <style:style style:name="ce18" style:family="table-cell" style:parent-style-name="Default">
      <style:text-properties style:font-name="Arial" style:font-name-asian="Arial Unicode MS" style:font-name-complex="Arial Unicode MS"/>
    </style:style>
    <style:style style:name="ce19" style:family="table-cell" style:parent-style-name="Default" style:data-style-name="N2"/>
    <style:style style:name="ce20" style:family="table-cell" style:parent-style-name="Default" style:data-style-name="N2">
      <style:table-cell-properties fo:background-color="#ffffff"/>
    </style:style>
    <style:style style:name="ce21" style:family="table-cell" style:parent-style-name="Default" style:data-style-name="N2">
      <style:table-cell-properties fo:background-color="#ffff00"/>
    </style:style>
    <style:style style:name="ce22" style:family="table-cell" style:parent-style-name="Default" style:data-style-name="N2">
      <style:table-cell-properties fo:background-color="#3deb3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6"/>
        <table:table-column table:style-name="co4" table:default-cell-style-name="ce6"/>
        <table:table-column table:style-name="co2" table:default-cell-style-name="ce6"/>
        <table:table-column table:style-name="co2" table:number-columns-repeated="9" table:default-cell-style-name="Default"/>
        <table:table-column table:style-name="co2" table:number-columns-repeated="2" table:default-cell-style-name="ce19"/>
        <table:table-column table:style-name="co2" table:number-columns-repeated="3" table:default-cell-style-name="Default"/>
        <table:table-column table:style-name="co2" table:number-columns-repeated="2" table:default-cell-style-name="ce19"/>
        <table:table-column table:style-name="co2" table:number-columns-repeated="1004" table:default-cell-style-name="Default"/>
        <table:table-row table:style-name="ro1">
          <table:table-cell table:number-columns-repeated="10"/>
          <table:table-cell office:value-type="string">
            <text:p>Normalized</text:p>
          </table:table-cell>
          <table:table-cell table:number-columns-repeated="4"/>
          <table:table-cell office:value-type="string">
            <text:p>Rank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Feedback Delay</text:p>
          </table:table-cell>
          <table:table-cell table:style-name="ce7" office:value-type="string">
            <text:p>Adaptive Downsampling</text:p>
          </table:table-cell>
          <table:table-cell table:style-name="ce7" office:value-type="string">
            <text:p>Clipping Reverb</text:p>
          </table:table-cell>
          <table:table-cell table:style-name="ce12" office:value-type="string">
            <text:p>Mean</text:p>
          </table:table-cell>
          <table:table-cell table:style-name="ce12" office:value-type="string">
            <text:p>St Dev</text:p>
          </table:table-cell>
          <table:table-cell office:value-type="string">
            <text:p>File 1</text:p>
          </table:table-cell>
          <table:table-cell office:value-type="string">
            <text:p>File 2</text:p>
          </table:table-cell>
          <table:table-cell office:value-type="string">
            <text:p>File 3</text:p>
          </table:table-cell>
          <table:table-cell/>
          <table:table-cell office:value-type="string">
            <text:p>File 1</text:p>
          </table:table-cell>
          <table:table-cell office:value-type="string">
            <text:p>File 2</text:p>
          </table:table-cell>
          <table:table-cell office:value-type="string">
            <text:p>File 3</text:p>
          </table:table-cell>
          <table:table-cell office:value-type="string">
            <text:p>Mean</text:p>
          </table:table-cell>
          <table:table-cell office:value-type="string">
            <text:p>St Dev</text:p>
          </table:table-cell>
          <table:table-cell office:value-type="string">
            <text:p>File 1</text:p>
          </table:table-cell>
          <table:table-cell office:value-type="string">
            <text:p>File 2</text:p>
          </table:table-cell>
          <table:table-cell office:value-type="string">
            <text:p>File 3</text:p>
          </table:table-cell>
          <table:table-cell office:value-type="string">
            <text:p>Mean</text:p>
          </table:table-cell>
          <table:table-cell office:value-type="string">
            <text:p>St Dev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<text:s/>Full, Fitness-Proportionate</text:p>
          </table:table-cell>
          <table:table-cell table:style-name="ce8" office:value-type="float" office:value="0.92322086">
            <text:p>0.923</text:p>
          </table:table-cell>
          <table:table-cell table:style-name="ce9" office:value-type="float" office:value="0.90137647">
            <text:p>0.901</text:p>
          </table:table-cell>
          <table:table-cell table:style-name="ce9" office:value-type="float" office:value="0.97614225">
            <text:p>0.976</text:p>
          </table:table-cell>
          <table:table-cell table:style-name="ce9" table:formula="of:=AVERAGE([.B3:.D3])" office:value-type="float" office:value="0.93357986">
            <text:p>0.934</text:p>
          </table:table-cell>
          <table:table-cell table:style-name="ce9" table:formula="of:=STDEV([.B3:.D3])" office:value-type="float" office:value="0.0384442729870406">
            <text:p>0.038</text:p>
          </table:table-cell>
          <table:table-cell table:formula="of:=MIN([.B3:.B14])" office:value-type="float" office:value="0.92322086">
            <text:p>0.92322086</text:p>
          </table:table-cell>
          <table:table-cell table:formula="of:=MIN([.C3:.C14])" office:value-type="float" office:value="0.90137647">
            <text:p>0.90137647</text:p>
          </table:table-cell>
          <table:table-cell table:formula="of:=MIN([.D3:.D14])" office:value-type="float" office:value="0.96865801">
            <text:p>0.96865801</text:p>
          </table:table-cell>
          <table:table-cell/>
          <table:table-cell table:formula="of:=([.B3]-[.G3])/([.G4]-[.G3])" office:value-type="float" office:value="0">
            <text:p>0</text:p>
          </table:table-cell>
          <table:table-cell table:formula="of:=([.C3]-[.H3])/([.H4]-[.H3])" office:value-type="float" office:value="0">
            <text:p>0</text:p>
          </table:table-cell>
          <table:table-cell table:formula="of:=([.D3]-[.I3])/([.I4]-[.I3])" office:value-type="float" office:value="0.450640383766623">
            <text:p>0.4506403838</text:p>
          </table:table-cell>
          <table:table-cell table:formula="of:=AVERAGE([.K3:.M3])" office:value-type="float" office:value="0.150213461255541">
            <text:p>0.15</text:p>
          </table:table-cell>
          <table:table-cell table:formula="of:=STDEV([.K3:.M3])" office:value-type="float" office:value="0.260177346875376">
            <text:p>0.26</text:p>
          </table:table-cell>
          <table:table-cell table:number-columns-repeated="2"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AVERAGE([.P3:.R3])" office:value-type="float" office:value="10.3333333333333">
            <text:p>10.33</text:p>
          </table:table-cell>
          <table:table-cell table:formula="of:=STDEV([.P3:.R3])" office:value-type="float" office:value="2.88675134594813">
            <text:p>2.89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<text:s/>Full, Ranking</text:p>
          </table:table-cell>
          <table:table-cell table:style-name="ce9" office:value-type="float" office:value="0.93219194">
            <text:p>0.932</text:p>
          </table:table-cell>
          <table:table-cell table:style-name="ce9" office:value-type="float" office:value="0.90348056">
            <text:p>0.903</text:p>
          </table:table-cell>
          <table:table-cell table:style-name="ce9" office:value-type="float" office:value="0.9740898">
            <text:p>0.974</text:p>
          </table:table-cell>
          <table:table-cell table:style-name="ce9" table:formula="of:=AVERAGE([.B4:.D4])" office:value-type="float" office:value="0.936587433333333">
            <text:p>0.937</text:p>
          </table:table-cell>
          <table:table-cell table:style-name="ce9" table:formula="of:=STDEV([.B4:.D4])" office:value-type="float" office:value="0.0355092447762119">
            <text:p>0.036</text:p>
          </table:table-cell>
          <table:table-cell table:style-name="ce15" table:formula="of:=MAX([.B3:.B14])" office:value-type="float" office:value="0.93219194">
            <text:p>0.93219194</text:p>
          </table:table-cell>
          <table:table-cell table:style-name="ce15" table:formula="of:=MAX([.C3:.C14])" office:value-type="float" office:value="0.98243211">
            <text:p>0.98243211</text:p>
          </table:table-cell>
          <table:table-cell table:style-name="ce15" table:formula="of:=MAX([.D3:.D14])" office:value-type="float" office:value="0.98526602">
            <text:p>0.98526602</text:p>
          </table:table-cell>
          <table:table-cell table:style-name="ce15"/>
          <table:table-cell table:style-name="ce15" table:formula="of:=([.B4]-[.G3])/([.G4]-[.G3])" office:value-type="float" office:value="1">
            <text:p>1</text:p>
          </table:table-cell>
          <table:table-cell table:style-name="ce15" table:formula="of:=([.C4]-[.H3])/([.H4]-[.H3])" office:value-type="float" office:value="0.0259585884461588">
            <text:p>0.0259585884</text:p>
          </table:table-cell>
          <table:table-cell table:style-name="ce15" table:formula="of:=([.D4]-[.I3])/([.I4]-[.I3])" office:value-type="float" office:value="0.327058449507192">
            <text:p>0.3270584495</text:p>
          </table:table-cell>
          <table:table-cell table:style-name="ce20" table:formula="of:=AVERAGE([.K4:.M4])" office:value-type="float" office:value="0.451005679317783">
            <text:p>0.45</text:p>
          </table:table-cell>
          <table:table-cell table:style-name="ce20" table:formula="of:=STDEV([.K4:.M4])" office:value-type="float" office:value="0.498709689788297">
            <text:p>0.50</text:p>
          </table:table-cell>
          <table:table-cell table:style-name="ce15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20" table:formula="of:=AVERAGE([.P4:.R4])" office:value-type="float" office:value="6">
            <text:p>6.00</text:p>
          </table:table-cell>
          <table:table-cell table:style-name="ce20" table:formula="of:=STDEV([.P4:.R4])" office:value-type="float" office:value="4.35889894354067">
            <text:p>4.36</text:p>
          </table:table-cell>
          <table:table-cell table:style-name="ce15" table:number-columns-repeated="1004"/>
        </table:table-row>
        <table:table-row table:style-name="ro1">
          <table:table-cell table:style-name="ce1" office:value-type="string">
            <text:p><text:s/>Full, Tournament</text:p>
          </table:table-cell>
          <table:table-cell table:style-name="ce9" office:value-type="float" office:value="0.92679615">
            <text:p>0.927</text:p>
          </table:table-cell>
          <table:table-cell table:style-name="ce9" office:value-type="float" office:value="0.90201432">
            <text:p>0.902</text:p>
          </table:table-cell>
          <table:table-cell table:style-name="ce9" office:value-type="float" office:value="0.97386308">
            <text:p>0.974</text:p>
          </table:table-cell>
          <table:table-cell table:style-name="ce9" table:formula="of:=AVERAGE([.B5:.D5])" office:value-type="float" office:value="0.934224516666667">
            <text:p>0.934</text:p>
          </table:table-cell>
          <table:table-cell table:style-name="ce9" table:formula="of:=STDEV([.B5:.D5])" office:value-type="float" office:value="0.0364958429397819">
            <text:p>0.036</text:p>
          </table:table-cell>
          <table:table-cell table:style-name="ce15" table:number-columns-repeated="4"/>
          <table:table-cell table:style-name="ce15" table:formula="of:=([.B5]-[.G3])/([.G4]-[.G3])" office:value-type="float" office:value="0.398535070470891">
            <text:p>0.3985350705</text:p>
          </table:table-cell>
          <table:table-cell table:style-name="ce15" table:formula="of:=([.C5]-[.H3])/([.H4]-[.H3])" office:value-type="float" office:value="0.00786928583871586">
            <text:p>0.0078692858</text:p>
          </table:table-cell>
          <table:table-cell table:style-name="ce15" table:formula="of:=([.D5]-[.I3])/([.I4]-[.I3])" office:value-type="float" office:value="0.313407205318393">
            <text:p>0.3134072053</text:p>
          </table:table-cell>
          <table:table-cell table:style-name="ce20" table:formula="of:=AVERAGE([.K5:.M5])" office:value-type="float" office:value="0.239937187209333">
            <text:p>0.24</text:p>
          </table:table-cell>
          <table:table-cell table:style-name="ce20" table:formula="of:=STDEV([.K5:.M5])" office:value-type="float" office:value="0.205434470065949">
            <text:p>0.21</text:p>
          </table:table-cell>
          <table:table-cell table:style-name="ce15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style-name="ce20" table:formula="of:=AVERAGE([.P5:.R5])" office:value-type="float" office:value="9.66666666666667">
            <text:p>9.67</text:p>
          </table:table-cell>
          <table:table-cell table:style-name="ce20" table:formula="of:=STDEV([.P5:.R5])" office:value-type="float" office:value="0.577350269189626">
            <text:p>0.58</text:p>
          </table:table-cell>
          <table:table-cell table:style-name="ce15" table:number-columns-repeated="1004"/>
        </table:table-row>
        <table:table-row table:style-name="ro1">
          <table:table-cell table:style-name="ce1" office:value-type="string">
            <text:p><text:s/>Full, Double Tournament</text:p>
          </table:table-cell>
          <table:table-cell table:style-name="ce9" office:value-type="float" office:value="0.9276002">
            <text:p>0.928</text:p>
          </table:table-cell>
          <table:table-cell table:style-name="ce9" office:value-type="float" office:value="0.9016018">
            <text:p>0.902</text:p>
          </table:table-cell>
          <table:table-cell table:style-name="ce9" office:value-type="float" office:value="0.97839276">
            <text:p>0.978</text:p>
          </table:table-cell>
          <table:table-cell table:style-name="ce9" table:formula="of:=AVERAGE([.B6:.D6])" office:value-type="float" office:value="0.93586492">
            <text:p>0.936</text:p>
          </table:table-cell>
          <table:table-cell table:style-name="ce9" table:formula="of:=STDEV([.B6:.D6])" office:value-type="float" office:value="0.0390569082485954">
            <text:p>0.039</text:p>
          </table:table-cell>
          <table:table-cell table:style-name="ce15" table:number-columns-repeated="4"/>
          <table:table-cell table:style-name="ce15" table:formula="of:=([.B6]-[.G3])/([.G4]-[.G3])" office:value-type="float" office:value="0.488161960432851">
            <text:p>0.4881619604</text:p>
          </table:table-cell>
          <table:table-cell table:style-name="ce15" table:formula="of:=([.C6]-[.H3])/([.H4]-[.H3])" office:value-type="float" office:value="0.00277994227175337">
            <text:p>0.0027799423</text:p>
          </table:table-cell>
          <table:table-cell table:style-name="ce15" table:formula="of:=([.D6]-[.I3])/([.I4]-[.I3])" office:value-type="float" office:value="0.586147888880119">
            <text:p>0.5861478889</text:p>
          </table:table-cell>
          <table:table-cell table:style-name="ce20" table:formula="of:=AVERAGE([.K6:.M6])" office:value-type="float" office:value="0.359029930528241">
            <text:p>0.36</text:p>
          </table:table-cell>
          <table:table-cell table:style-name="ce20" table:formula="of:=STDEV([.K6:.M6])" office:value-type="float" office:value="0.312387341521674">
            <text:p>0.31</text:p>
          </table:table-cell>
          <table:table-cell table:style-name="ce15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style-name="ce20" table:formula="of:=AVERAGE([.P6:.R6])" office:value-type="float" office:value="8">
            <text:p>8.00</text:p>
          </table:table-cell>
          <table:table-cell table:style-name="ce20" table:formula="of:=STDEV([.P6:.R6])" office:value-type="float" office:value="2.64575131106459">
            <text:p>2.65</text:p>
          </table:table-cell>
          <table:table-cell table:style-name="ce15" table:number-columns-repeated="1004"/>
        </table:table-row>
        <table:table-row table:style-name="ro1">
          <table:table-cell table:style-name="ce2" office:value-type="string">
            <text:p><text:s/>Grow, Fitness-Proportionate</text:p>
          </table:table-cell>
          <table:table-cell table:style-name="ce10" office:value-type="float" office:value="0.92850763">
            <text:p>0.929</text:p>
          </table:table-cell>
          <table:table-cell table:style-name="ce10" office:value-type="float" office:value="0.98030771">
            <text:p>0.980</text:p>
          </table:table-cell>
          <table:table-cell table:style-name="ce10" office:value-type="float" office:value="0.97011956">
            <text:p>0.970</text:p>
          </table:table-cell>
          <table:table-cell table:style-name="ce10" table:formula="of:=AVERAGE([.B7:.D7])" office:value-type="float" office:value="0.959644966666667">
            <text:p>0.960</text:p>
          </table:table-cell>
          <table:table-cell table:style-name="ce10" table:formula="of:=STDEV([.B7:.D7])" office:value-type="float" office:value="0.0274426657073549">
            <text:p>0.027</text:p>
          </table:table-cell>
          <table:table-cell table:style-name="ce15" table:number-columns-repeated="4"/>
          <table:table-cell table:style-name="ce15" table:formula="of:=([.B7]-[.G3])/([.G4]-[.G3])" office:value-type="float" office:value="0.589312546538431">
            <text:p>0.5893125465</text:p>
          </table:table-cell>
          <table:table-cell table:style-name="ce15" table:formula="of:=([.C7]-[.H3])/([.H4]-[.H3])" office:value-type="float" office:value="0.973790842932091">
            <text:p>0.9737908429</text:p>
          </table:table-cell>
          <table:table-cell table:style-name="ce15" table:formula="of:=([.D7]-[.I3])/([.I4]-[.I3])" office:value-type="float" office:value="0.0880027167613653">
            <text:p>0.0880027168</text:p>
          </table:table-cell>
          <table:table-cell table:style-name="ce20" table:formula="of:=AVERAGE([.K7:.M7])" office:value-type="float" office:value="0.550368702077295">
            <text:p>0.55</text:p>
          </table:table-cell>
          <table:table-cell table:style-name="ce20" table:formula="of:=STDEV([.K7:.M7])" office:value-type="float" office:value="0.444176337035553">
            <text:p>0.44</text:p>
          </table:table-cell>
          <table:table-cell table:style-name="ce15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ce20" table:formula="of:=AVERAGE([.P7:.R7])" office:value-type="float" office:value="7">
            <text:p>7.00</text:p>
          </table:table-cell>
          <table:table-cell table:style-name="ce20" table:formula="of:=STDEV([.P7:.R7])" office:value-type="float" office:value="3.46410161513775">
            <text:p>3.46</text:p>
          </table:table-cell>
          <table:table-cell table:style-name="ce15" table:number-columns-repeated="1004"/>
        </table:table-row>
        <table:table-row table:style-name="ro3">
          <table:table-cell table:style-name="ce3" office:value-type="string">
            <text:p><text:s/>Grow, Ranking</text:p>
          </table:table-cell>
          <table:table-cell table:style-name="ce10" office:value-type="float" office:value="0.93215021">
            <text:p>0.932</text:p>
          </table:table-cell>
          <table:table-cell table:style-name="ce10" office:value-type="float" office:value="0.97988836">
            <text:p>0.980</text:p>
          </table:table-cell>
          <table:table-cell table:style-name="ce10" office:value-type="float" office:value="0.98526602">
            <text:p>0.985</text:p>
          </table:table-cell>
          <table:table-cell table:style-name="ce13" table:formula="of:=AVERAGE([.B8:.D8])" office:value-type="float" office:value="0.965768196666667">
            <text:p>0.966</text:p>
          </table:table-cell>
          <table:table-cell table:style-name="ce10" table:formula="of:=STDEV([.B8:.D8])" office:value-type="float" office:value="0.0292379304570114">
            <text:p>0.029</text:p>
          </table:table-cell>
          <table:table-cell table:style-name="ce16" table:number-columns-repeated="4"/>
          <table:table-cell table:style-name="ce16" table:formula="of:=([.B8]-[.G3])/([.G4]-[.G3])" office:value-type="float" office:value="0.995348386147479">
            <text:p>0.9953483861</text:p>
          </table:table-cell>
          <table:table-cell table:style-name="ce16" table:formula="of:=([.C8]-[.H3])/([.H4]-[.H3])" office:value-type="float" office:value="0.968617236258945">
            <text:p>0.9686172363</text:p>
          </table:table-cell>
          <table:table-cell table:style-name="ce16" table:formula="of:=([.D8]-[.I3])/([.I4]-[.I3])" office:value-type="float" office:value="1">
            <text:p>1</text:p>
          </table:table-cell>
          <table:table-cell table:style-name="ce21" table:formula="of:=AVERAGE([.K8:.M8])" office:value-type="float" office:value="0.987988540802141">
            <text:p>0.99</text:p>
          </table:table-cell>
          <table:table-cell table:style-name="ce21" table:formula="of:=STDEV([.K8:.M8])" office:value-type="float" office:value="0.0169364977972772">
            <text:p>0.0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1">
            <text:p>1</text:p>
          </table:table-cell>
          <table:table-cell table:style-name="ce21" table:formula="of:=AVERAGE([.P8:.R8])" office:value-type="float" office:value="3">
            <text:p>3.00</text:p>
          </table:table-cell>
          <table:table-cell table:style-name="ce21" table:formula="of:=STDEV([.P8:.R8])" office:value-type="float" office:value="2.64575131106459">
            <text:p>2.65</text:p>
          </table:table-cell>
          <table:table-cell table:style-name="ce16" table:number-columns-repeated="1004"/>
        </table:table-row>
        <table:table-row table:style-name="ro1">
          <table:table-cell table:style-name="ce2" office:value-type="string">
            <text:p><text:s/>Grow, Tournament</text:p>
          </table:table-cell>
          <table:table-cell table:style-name="ce10" office:value-type="float" office:value="0.92700203">
            <text:p>0.927</text:p>
          </table:table-cell>
          <table:table-cell table:style-name="ce10" office:value-type="float" office:value="0.97907279">
            <text:p>0.979</text:p>
          </table:table-cell>
          <table:table-cell table:style-name="ce10" office:value-type="float" office:value="0.98324249">
            <text:p>0.983</text:p>
          </table:table-cell>
          <table:table-cell table:style-name="ce10" table:formula="of:=AVERAGE([.B9:.D9])" office:value-type="float" office:value="0.96310577">
            <text:p>0.963</text:p>
          </table:table-cell>
          <table:table-cell table:style-name="ce10" table:formula="of:=STDEV([.B9:.D9])" office:value-type="float" office:value="0.0313361872443537">
            <text:p>0.031</text:p>
          </table:table-cell>
          <table:table-cell table:number-columns-repeated="4"/>
          <table:table-cell table:formula="of:=([.B9]-[.G3])/([.G4]-[.G3])" office:value-type="float" office:value="0.421484369774876">
            <text:p>0.4214843698</text:p>
          </table:table-cell>
          <table:table-cell table:formula="of:=([.C9]-[.H3])/([.H4]-[.H3])" office:value-type="float" office:value="0.95855538245087">
            <text:p>0.9585553825</text:p>
          </table:table-cell>
          <table:table-cell table:formula="of:=([.D9]-[.I3])/([.I4]-[.I3])" office:value-type="float" office:value="0.878159394171842">
            <text:p>0.8781593942</text:p>
          </table:table-cell>
          <table:table-cell table:formula="of:=AVERAGE([.K9:.M9])" office:value-type="float" office:value="0.752733048799196">
            <text:p>0.75</text:p>
          </table:table-cell>
          <table:table-cell table:formula="of:=STDEV([.K9:.M9])" office:value-type="float" office:value="0.28967247754897">
            <text:p>0.2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AVERAGE([.P9:.R9])" office:value-type="float" office:value="6.33333333333333">
            <text:p>6.33</text:p>
          </table:table-cell>
          <table:table-cell table:formula="of:=STDEV([.P9:.R9])" office:value-type="float" office:value="3.78593889720018">
            <text:p>3.79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<text:s/>Grow, Double Tournament</text:p>
          </table:table-cell>
          <table:table-cell table:style-name="ce10" office:value-type="float" office:value="0.92752765">
            <text:p>0.928</text:p>
          </table:table-cell>
          <table:table-cell table:style-name="ce10" office:value-type="float" office:value="0.98150318">
            <text:p>0.982</text:p>
          </table:table-cell>
          <table:table-cell table:style-name="ce10" office:value-type="float" office:value="0.96865801">
            <text:p>0.969</text:p>
          </table:table-cell>
          <table:table-cell table:style-name="ce10" table:formula="of:=AVERAGE([.B10:.D10])" office:value-type="float" office:value="0.959229613333334">
            <text:p>0.959</text:p>
          </table:table-cell>
          <table:table-cell table:style-name="ce10" table:formula="of:=STDEV([.B10:.D10])" office:value-type="float" office:value="0.0281959298033109">
            <text:p>0.028</text:p>
          </table:table-cell>
          <table:table-cell table:number-columns-repeated="4"/>
          <table:table-cell table:formula="of:=([.B10]-[.G3])/([.G4]-[.G3])" office:value-type="float" office:value="0.480074862781292">
            <text:p>0.4800748628</text:p>
          </table:table-cell>
          <table:table-cell table:formula="of:=([.C10]-[.H3])/([.H4]-[.H3])" office:value-type="float" office:value="0.988539600698977">
            <text:p>0.9885396007</text:p>
          </table:table-cell>
          <table:table-cell table:formula="of:=([.D10]-[.I3])/([.I4]-[.I3])" office:value-type="float" office:value="0">
            <text:p>0</text:p>
          </table:table-cell>
          <table:table-cell table:formula="of:=AVERAGE([.K10:.M10])" office:value-type="float" office:value="0.489538154493423">
            <text:p>0.49</text:p>
          </table:table-cell>
          <table:table-cell table:formula="of:=STDEV([.K10:.M10])" office:value-type="float" office:value="0.494337739764066">
            <text:p>0.4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AVERAGE([.P10:.R10])" office:value-type="float" office:value="7.33333333333333">
            <text:p>7.33</text:p>
          </table:table-cell>
          <table:table-cell table:formula="of:=STDEV([.P10:.R10])" office:value-type="float" office:value="5.03322295684717">
            <text:p>5.03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<text:s/>Ramped, Fitness-Proportionate</text:p>
          </table:table-cell>
          <table:table-cell table:style-name="ce11" office:value-type="float" office:value="0.93177176">
            <text:p>0.932</text:p>
          </table:table-cell>
          <table:table-cell table:style-name="ce11" office:value-type="float" office:value="0.97939474">
            <text:p>0.979</text:p>
          </table:table-cell>
          <table:table-cell table:style-name="ce11" office:value-type="float" office:value="0.97164021">
            <text:p>0.972</text:p>
          </table:table-cell>
          <table:table-cell table:style-name="ce11" table:formula="of:=AVERAGE([.B11:.D11])" office:value-type="float" office:value="0.96093557">
            <text:p>0.961</text:p>
          </table:table-cell>
          <table:table-cell table:style-name="ce11" table:formula="of:=STDEV([.B11:.D11])" office:value-type="float" office:value="0.0255524762824917">
            <text:p>0.026</text:p>
          </table:table-cell>
          <table:table-cell table:number-columns-repeated="4"/>
          <table:table-cell table:style-name="ce18" table:formula="of:=([.B11]-[.G3])/([.G4]-[.G3])" office:value-type="float" office:value="0.953162829893392">
            <text:p>0.9531628299</text:p>
          </table:table-cell>
          <table:table-cell table:style-name="ce18" table:formula="of:=([.C11]-[.H3])/([.H4]-[.H3])" office:value-type="float" office:value="0.962527345413596">
            <text:p>0.9625273454</text:p>
          </table:table-cell>
          <table:table-cell table:style-name="ce18" table:formula="of:=([.D11]-[.I3])/([.I4]-[.I3])" office:value-type="float" office:value="0.17956395739164">
            <text:p>0.1795639574</text:p>
          </table:table-cell>
          <table:table-cell table:formula="of:=AVERAGE([.K11:.M11])" office:value-type="float" office:value="0.698418044232876">
            <text:p>0.70</text:p>
          </table:table-cell>
          <table:table-cell table:formula="of:=STDEV([.K11:.M11])" office:value-type="float" office:value="0.449365214621272">
            <text:p>0.4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AVERAGE([.P11:.R11])" office:value-type="float" office:value="6.66666666666667">
            <text:p>6.67</text:p>
          </table:table-cell>
          <table:table-cell table:formula="of:=STDEV([.P11:.R11])" office:value-type="float" office:value="3.51188458428425">
            <text:p>3.51</text:p>
          </table:table-cell>
          <table:table-cell table:number-columns-repeated="1004"/>
        </table:table-row>
        <table:table-row table:style-name="ro3">
          <table:table-cell table:style-name="ce5" office:value-type="string">
            <text:p><text:s/>Ramped, Ranking</text:p>
          </table:table-cell>
          <table:table-cell table:style-name="ce11" office:value-type="float" office:value="0.92981253">
            <text:p>0.930</text:p>
          </table:table-cell>
          <table:table-cell table:style-name="ce11" office:value-type="float" office:value="0.9813783">
            <text:p>0.981</text:p>
          </table:table-cell>
          <table:table-cell table:style-name="ce11" office:value-type="float" office:value="0.981483">
            <text:p>0.981</text:p>
          </table:table-cell>
          <table:table-cell table:style-name="ce14" table:formula="of:=AVERAGE([.B12:.D12])" office:value-type="float" office:value="0.96422461">
            <text:p>0.964</text:p>
          </table:table-cell>
          <table:table-cell table:style-name="ce11" table:formula="of:=STDEV([.B12:.D12])" office:value-type="float" office:value="0.0298017814562704">
            <text:p>0.030</text:p>
          </table:table-cell>
          <table:table-cell table:style-name="ce17" table:number-columns-repeated="4"/>
          <table:table-cell table:style-name="ce17" table:formula="of:=([.B12]-[.G3])/([.G4]-[.G3])" office:value-type="float" office:value="0.734768834967465">
            <text:p>0.734768835</text:p>
          </table:table-cell>
          <table:table-cell table:style-name="ce17" table:formula="of:=([.C12]-[.H3])/([.H4]-[.H3])" office:value-type="float" office:value="0.98699893061112">
            <text:p>0.9869989306</text:p>
          </table:table-cell>
          <table:table-cell table:style-name="ce17" table:formula="of:=([.D12]-[.I3])/([.I4]-[.I3])" office:value-type="float" office:value="0.772217141006052">
            <text:p>0.772217141</text:p>
          </table:table-cell>
          <table:table-cell table:style-name="ce22" table:formula="of:=AVERAGE([.K12:.M12])" office:value-type="float" office:value="0.831328302194879">
            <text:p>0.83</text:p>
          </table:table-cell>
          <table:table-cell table:style-name="ce22" table:formula="of:=STDEV([.K12:.M12])" office:value-type="float" office:value="0.136108788547693">
            <text:p>0.14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22" table:formula="of:=AVERAGE([.P12:.R12])" office:value-type="float" office:value="3.66666666666667">
            <text:p>3.67</text:p>
          </table:table-cell>
          <table:table-cell table:style-name="ce22" table:formula="of:=STDEV([.P12:.R12])" office:value-type="float" office:value="0.577350269189626">
            <text:p>0.58</text:p>
          </table:table-cell>
          <table:table-cell table:style-name="ce17" table:number-columns-repeated="1004"/>
        </table:table-row>
        <table:table-row table:style-name="ro1">
          <table:table-cell table:style-name="ce4" office:value-type="string">
            <text:p><text:s/>Ramped, Tournament</text:p>
          </table:table-cell>
          <table:table-cell table:style-name="ce11" office:value-type="float" office:value="0.92471972">
            <text:p>0.925</text:p>
          </table:table-cell>
          <table:table-cell table:style-name="ce11" office:value-type="float" office:value="0.98110341">
            <text:p>0.981</text:p>
          </table:table-cell>
          <table:table-cell table:style-name="ce11" office:value-type="float" office:value="0.98253165">
            <text:p>0.983</text:p>
          </table:table-cell>
          <table:table-cell table:style-name="ce11" table:formula="of:=AVERAGE([.B13:.D13])" office:value-type="float" office:value="0.962784926666667">
            <text:p>0.963</text:p>
          </table:table-cell>
          <table:table-cell table:style-name="ce11" table:formula="of:=STDEV([.B13:.D13])" office:value-type="float" office:value="0.0329731699462826">
            <text:p>0.033</text:p>
          </table:table-cell>
          <table:table-cell table:number-columns-repeated="4"/>
          <table:table-cell table:style-name="ce18" table:formula="of:=([.B13]-[.G3])/([.G4]-[.G3])" office:value-type="float" office:value="0.167076873687448">
            <text:p>0.1670768737</text:p>
          </table:table-cell>
          <table:table-cell table:style-name="ce18" table:formula="of:=([.C13]-[.H3])/([.H4]-[.H3])" office:value-type="float" office:value="0.983607556488358">
            <text:p>0.9836075565</text:p>
          </table:table-cell>
          <table:table-cell table:style-name="ce18" table:formula="of:=([.D13]-[.I3])/([.I4]-[.I3])" office:value-type="float" office:value="0.835358360212928">
            <text:p>0.8353583602</text:p>
          </table:table-cell>
          <table:table-cell table:formula="of:=AVERAGE([.K13:.M13])" office:value-type="float" office:value="0.662014263462911">
            <text:p>0.66</text:p>
          </table:table-cell>
          <table:table-cell table:formula="of:=STDEV([.K13:.M13])" office:value-type="float" office:value="0.434990483686011">
            <text:p>0.4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AVERAGE([.P13:.R13])" office:value-type="float" office:value="6">
            <text:p>6.00</text:p>
          </table:table-cell>
          <table:table-cell table:formula="of:=STDEV([.P13:.R13])" office:value-type="float" office:value="4.35889894354067">
            <text:p>4.36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<text:s/>Ramped, Double Tournament</text:p>
          </table:table-cell>
          <table:table-cell table:style-name="ce11" office:value-type="float" office:value="0.92847391">
            <text:p>0.928</text:p>
          </table:table-cell>
          <table:table-cell table:style-name="ce11" office:value-type="float" office:value="0.98243211">
            <text:p>0.982</text:p>
          </table:table-cell>
          <table:table-cell table:style-name="ce11" office:value-type="float" office:value="0.98140914">
            <text:p>0.981</text:p>
          </table:table-cell>
          <table:table-cell table:style-name="ce11" table:formula="of:=AVERAGE([.B14:.D14])" office:value-type="float" office:value="0.964105053333333">
            <text:p>0.964</text:p>
          </table:table-cell>
          <table:table-cell table:style-name="ce11" table:formula="of:=STDEV([.B14:.D14])" office:value-type="float" office:value="0.0308617141185585">
            <text:p>0.031</text:p>
          </table:table-cell>
          <table:table-cell table:number-columns-repeated="4"/>
          <table:table-cell table:style-name="ce18" table:formula="of:=([.B14]-[.G3])/([.G4]-[.G3])" office:value-type="float" office:value="0.585553801771913">
            <text:p>0.5855538018</text:p>
          </table:table-cell>
          <table:table-cell table:style-name="ce18" table:formula="of:=([.C14]-[.H3])/([.H4]-[.H3])" office:value-type="float" office:value="1">
            <text:p>1</text:p>
          </table:table-cell>
          <table:table-cell table:style-name="ce18" table:formula="of:=([.D14]-[.I3])/([.I4]-[.I3])" office:value-type="float" office:value="0.76776988934857">
            <text:p>0.7677698893</text:p>
          </table:table-cell>
          <table:table-cell table:formula="of:=AVERAGE([.K14:.M14])" office:value-type="float" office:value="0.784441230373494">
            <text:p>0.78</text:p>
          </table:table-cell>
          <table:table-cell table:formula="of:=STDEV([.K14:.M14])" office:value-type="float" office:value="0.20772545105284">
            <text:p>0.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AVERAGE([.P14:.R14])" office:value-type="float" office:value="4">
            <text:p>4.00</text:p>
          </table:table-cell>
          <table:table-cell table:formula="of:=STDEV([.P14:.R14])" office:value-type="float" office:value="2.64575131106459">
            <text:p>2.65</text:p>
          </table:table-cell>
          <table:table-cell table:number-columns-repeated="1004"/>
        </table:table-row>
        <table:table-row table:style-name="ro1" table:number-rows-repeated="2">
          <table:table-cell table:number-columns-repeated="10"/>
          <table:table-cell table:style-name="ce18"/>
          <table:table-cell table:number-columns-repeated="101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1/26/2014</text:date>, <text:time>16:0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1:54:19</meta:creation-date>
    <dc:date>2014-01-26T16:03:18</dc:date>
    <meta:editing-duration>PT7H24M44S</meta:editing-duration>
    <meta:editing-cycles>41</meta:editing-cycles>
    <meta:generator>OpenOffice/4.0.1$Unix OpenOffice.org_project/401m5$Build-9714</meta:generator>
    <dc:creator>Aron Glennon</dc:creator>
    <meta:document-statistic meta:table-count="3" meta:cell-count="218" meta:object-count="0"/>
  </office:meta>
</office:document-meta>
</file>